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swiss"/>
    <style:font-face style:name="NSimSun" svg:font-family="NSimSun" style:font-adornments="Normal" style:font-family-generic="modern" style:font-pitch="fixed"/>
    <style:font-face style:name="Cambria" svg:font-family="Cambria" style:font-adornments="Gras" style:font-family-generic="roman" style:font-pitch="variable"/>
    <style:font-face style:name="Times New Roman" svg:font-family="'Times New Roman'" style:font-family-generic="roman" style:font-pitch="variable"/>
    <style:font-face style:name="Segoe UI Historic" svg:font-family="'Segoe UI Historic'" style:font-adornments="Gra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BLINDER PROJECT</text:p>
      <text:h text:style-name="Heading_20_1" text:outline-level="1">Caractéristiques cœurs</text:h>
      <text:list xml:id="list8814842016460680036" text:style-name="L1">
        <text:list-item>
          <text:p text:style-name="P1"><text:span text:style-name="T1">Une caméra « vue du dessus »</text:span>, style STR</text:p>
        </text:list-item>
        <text:list-item>
          <text:p text:style-name="P1"><text:span text:style-name="T1">Un monde autonome</text:span>, qui n'attend pas une input du joueur pour continuer ses affaires</text:p>
        </text:list-item>
        <text:list-item>
          <text:p text:style-name="P1"><text:span text:style-name="T1">Un gameplay assez passifs</text:span>, plus dans l'attente, et l'observation des conséquences de ses actes (genre : « et si je faisait ça, qu'est ce qui se passe ? »)</text:p>
        </text:list-item>
        <text:list-item>
          <text:p text:style-name="P1"><text:span text:style-name="T1">Un jeu en temps réel</text:span> (pas de tour par tour, ou de gameplay sur la pause)</text:p>
        </text:list-item>
        <text:list-item>
          <text:p text:style-name="P1"><text:span text:style-name="T1">Un univers « dark »</text:span>, avec une ambiance « sombre ». Il n'y a pas de gentil ou de méchant, mais que des gens qui se battent pour leurs propres intérêts. Ex : Darkest Dungeon, Assassin Creed, … (j'ai pas d'autre exemple là)</text:p>
        </text:list-item>
        <text:list-item>
          <text:p text:style-name="P1"><text:span text:style-name="T1">Tu joues un seul personnage</text:span> → différent d'un STR</text:p>
        </text:list-item>
      </text:list>
      <text:p text:style-name="Text_20_body"/>
      <text:h text:style-name="Heading_20_1" text:outline-level="1">Idées principales</text:h>
      <text:list xml:id="list3986442315858710750" text:style-name="L3">
        <text:list-item>
          <text:p text:style-name="P3">Tu joues un esprit « neutre »</text:p>
        </text:list-item>
        <text:list-item>
          <text:p text:style-name="P3">Tu dois jouer sur la peur</text:p>
        </text:list-item>
      </text:list>
      <text:list xml:id="list4168786318771205048" text:style-name="L2">
        <text:list-item>
          <text:p text:style-name="P2">Créer des réactions en chaînes</text:p>
        </text:list-item>
        <text:list-item>
          <text:p text:style-name="P2">Le cadre de jeu est un village</text:p>
        </text:list-item>
        <text:list-item>
          <text:p text:style-name="P2">Chaque personnage a ses propre caractéristiques (une phobie,un rôle dans la société, une habitude, un niveau dans la société)</text:p>
        </text:list-item>
        <text:list-item>
          <text:p text:style-name="P2">Le déroulement d'une partie serait proche de celle d'un Pague Inc., c'est à dire que les choses évoluent de manière exponentielle. Au début, tu as un impact limitée, et plus tu avances dans la partie, plus tu deviens puissant, et la situations dégénèrent (ce que tu cherches à faire), au point ou à la fin tu restes à contempler le résultat de ton travai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swiss"/>
    <style:font-face style:name="NSimSun" svg:font-family="NSimSun" style:font-adornments="Normal" style:font-family-generic="modern" style:font-pitch="fixed"/>
    <style:font-face style:name="Cambria" svg:font-family="Cambria" style:font-adornments="Gras" style:font-family-generic="roman" style:font-pitch="variable"/>
    <style:font-face style:name="Times New Roman" svg:font-family="'Times New Roman'" style:font-family-generic="roman" style:font-pitch="variable"/>
    <style:font-face style:name="Segoe UI Historic" svg:font-family="'Segoe UI Historic'" style:font-adornments="Gra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style:shadow="none" fo:keep-with-next="always">
        <style:tab-stops/>
        <style:background-image/>
      </style:paragraph-properties>
      <style:text-properties style:font-name="Cambria" fo:font-size="36pt" fo:font-weight="bold" style:font-name-asian="Microsoft YaHei" style:font-size-asian="14pt" style:font-name-complex="Ari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fo:background-color="transparent" style:shadow="none">
        <style:tab-stops/>
        <style:background-image/>
      </style:paragraph-properties>
      <style:text-properties style:font-name="NSimSun" fo:font-size="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fo:text-transform="capitalize" style:font-name="Segoe UI Historic" fo:font-size="20pt" fo:font-style="normal"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6T21:11:55.35</meta:creation-date>
    <meta:editing-duration>PT45S</meta:editing-duration>
    <meta:editing-cycles>2</meta:editing-cycles>
    <meta:generator>OpenOffice/4.1.2$Win32 OpenOffice.org_project/412m3$Build-9782</meta:generator>
    <dc:title>rp_type_modele</dc:title>
    <meta:document-statistic meta:table-count="0" meta:image-count="0" meta:object-count="0" meta:page-count="1" meta:paragraph-count="15" meta:word-count="248" meta:character-count="1279"/>
    <dc:date>2017-06-26T21:46:36.29</dc:date>
    <meta:template xlink:type="simple" xlink:actuate="onRequest" xlink:title="rp_type_modele" xlink:href="file:///C:/Users/Jipay/AppData/Roaming/OpenOffice/4/user/template/rp_type_modele.ott" meta:date="2017-06-26T21:11:55.15"/>
  </office:meta>
</office:document-meta>
</file>